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2pt" style:font-name-asian="WenQuanYi Micro Hei" style:font-size-asian="12pt" style:font-size-complex="12pt"/>
    </style:style>
    <style:style style:name="P2" style:family="paragraph" style:parent-style-name="Standard">
      <style:text-properties style:font-name="WenQuanYi Micro Hei" fo:font-size="12pt" officeooo:paragraph-rsid="0012d360" style:font-name-asian="WenQuanYi Micro Hei" style:font-size-asian="12pt" style:font-size-complex="12pt"/>
    </style:style>
    <style:style style:name="P3" style:family="paragraph" style:parent-style-name="Standard">
      <style:text-properties style:font-name="WenQuanYi Micro Hei" fo:font-size="12pt" officeooo:paragraph-rsid="00183794" style:font-name-asian="WenQuanYi Micro Hei" style:font-size-asian="12pt" style:font-size-complex="12pt"/>
    </style:style>
    <style:style style:name="P4" style:family="paragraph" style:parent-style-name="Standard">
      <style:text-properties style:font-name="WenQuanYi Micro Hei" fo:font-size="12pt" officeooo:paragraph-rsid="0028e751" style:font-name-asian="WenQuanYi Micro Hei" style:font-size-asian="12pt" style:font-size-complex="12pt"/>
    </style:style>
    <style:style style:name="P5" style:family="paragraph" style:parent-style-name="Standard">
      <style:text-properties style:font-name="WenQuanYi Micro Hei" fo:font-size="12pt" officeooo:paragraph-rsid="002d70b0" style:font-name-asian="WenQuanYi Micro Hei" style:font-size-asian="12pt" style:font-size-complex="12pt"/>
    </style:style>
    <style:style style:name="P6" style:family="paragraph" style:parent-style-name="Standard">
      <style:text-properties style:font-name="WenQuanYi Micro Hei" fo:font-size="12pt" officeooo:paragraph-rsid="0030b47f" style:font-name-asian="WenQuanYi Micro Hei" style:font-size-asian="12pt" style:font-size-complex="12pt"/>
    </style:style>
    <style:style style:name="P7" style:family="paragraph" style:parent-style-name="Standard">
      <style:text-properties style:font-name="WenQuanYi Micro Hei" fo:font-size="12pt" officeooo:paragraph-rsid="003210fa" style:font-name-asian="WenQuanYi Micro Hei" style:font-size-asian="12pt" style:font-size-complex="12pt"/>
    </style:style>
    <style:style style:name="P8" style:family="paragraph" style:parent-style-name="Standard">
      <style:text-properties style:font-name="WenQuanYi Micro Hei" fo:font-size="12pt" officeooo:paragraph-rsid="00388c0a" style:font-name-asian="WenQuanYi Micro Hei" style:font-size-asian="12pt" style:font-size-complex="12pt"/>
    </style:style>
    <style:style style:name="P9" style:family="paragraph" style:parent-style-name="Standard">
      <style:text-properties style:font-name="WenQuanYi Micro Hei" fo:font-size="12pt" officeooo:paragraph-rsid="0045751a" style:font-name-asian="WenQuanYi Micro Hei" style:font-size-asian="12pt" style:font-size-complex="12pt"/>
    </style:style>
    <style:style style:name="P10" style:family="paragraph" style:parent-style-name="Standard">
      <style:text-properties style:font-name="WenQuanYi Micro Hei" fo:font-size="12pt" officeooo:rsid="0012d360" officeooo:paragraph-rsid="0012d360" fo:background-color="#e6e6ff" style:font-name-asian="WenQuanYi Micro Hei" style:font-size-asian="12pt" style:font-size-complex="12pt"/>
    </style:style>
    <style:style style:name="P11" style:family="paragraph" style:parent-style-name="Standard">
      <style:text-properties style:font-name="WenQuanYi Micro Hei" fo:font-size="12pt" officeooo:rsid="003e1e07" officeooo:paragraph-rsid="0045751a" style:font-name-asian="WenQuanYi Micro Hei" style:font-size-asian="12pt" style:font-size-complex="12pt"/>
    </style:style>
    <style:style style:name="P12" style:family="paragraph" style:parent-style-name="Standard">
      <style:text-properties style:font-name="WenQuanYi Micro Hei" fo:font-size="12pt" officeooo:paragraph-rsid="0045751a" style:font-name-asian="WenQuanYi Micro Hei" style:font-size-asian="12pt" style:font-size-complex="12pt"/>
    </style:style>
    <style:style style:name="P13" style:family="paragraph" style:parent-style-name="Standard">
      <style:text-properties style:font-name="WenQuanYi Micro Hei" fo:font-size="12pt" officeooo:paragraph-rsid="00508d80" style:font-name-asian="WenQuanYi Micro Hei" style:font-size-asian="12pt" style:font-size-complex="12pt"/>
    </style:style>
    <style:style style:name="P14" style:family="paragraph" style:parent-style-name="Standard">
      <style:text-properties officeooo:paragraph-rsid="00528f25"/>
    </style:style>
    <style:style style:name="P15" style:family="paragraph" style:parent-style-name="Standard">
      <style:paragraph-properties fo:background-color="#e6e6ff">
        <style:background-image/>
      </style:paragraph-properties>
      <style:text-properties style:font-name="WenQuanYi Micro Hei" fo:font-size="12pt" officeooo:paragraph-rsid="004b1ee2" style:font-name-asian="WenQuanYi Micro Hei" style:font-size-asian="12pt" style:font-size-complex="12pt"/>
    </style:style>
    <style:style style:name="T1" style:family="text">
      <style:text-properties officeooo:rsid="00098ee0"/>
    </style:style>
    <style:style style:name="T2" style:family="text">
      <style:text-properties officeooo:rsid="000b4ddc"/>
    </style:style>
    <style:style style:name="T3" style:family="text">
      <style:text-properties officeooo:rsid="000cc3a4"/>
    </style:style>
    <style:style style:name="T4" style:family="text">
      <style:text-properties officeooo:rsid="0010821c"/>
    </style:style>
    <style:style style:name="T5" style:family="text">
      <style:text-properties officeooo:rsid="00113b92"/>
    </style:style>
    <style:style style:name="T6" style:family="text">
      <style:text-properties officeooo:rsid="0012c717"/>
    </style:style>
    <style:style style:name="T7" style:family="text">
      <style:text-properties officeooo:rsid="0012d360"/>
    </style:style>
    <style:style style:name="T8" style:family="text">
      <style:text-properties officeooo:rsid="00145e2e"/>
    </style:style>
    <style:style style:name="T9" style:family="text">
      <style:text-properties officeooo:rsid="00152f1e"/>
    </style:style>
    <style:style style:name="T10" style:family="text">
      <style:text-properties officeooo:rsid="0017a496"/>
    </style:style>
    <style:style style:name="T11" style:family="text">
      <style:text-properties officeooo:rsid="00183794"/>
    </style:style>
    <style:style style:name="T12" style:family="text">
      <style:text-properties officeooo:rsid="001977aa"/>
    </style:style>
    <style:style style:name="T13" style:family="text">
      <style:text-properties officeooo:rsid="001a2d55"/>
    </style:style>
    <style:style style:name="T14" style:family="text">
      <style:text-properties officeooo:rsid="001ba3e6"/>
    </style:style>
    <style:style style:name="T15" style:family="text">
      <style:text-properties officeooo:rsid="001d4ec7"/>
    </style:style>
    <style:style style:name="T16" style:family="text">
      <style:text-properties officeooo:rsid="001f2f57"/>
    </style:style>
    <style:style style:name="T17" style:family="text">
      <style:text-properties officeooo:rsid="0023d013"/>
    </style:style>
    <style:style style:name="T18" style:family="text">
      <style:text-properties officeooo:rsid="0025c93f"/>
    </style:style>
    <style:style style:name="T19" style:family="text">
      <style:text-properties officeooo:rsid="0028e751"/>
    </style:style>
    <style:style style:name="T20" style:family="text">
      <style:text-properties officeooo:rsid="002a67f9"/>
    </style:style>
    <style:style style:name="T21" style:family="text">
      <style:text-properties officeooo:rsid="002aa9bb"/>
    </style:style>
    <style:style style:name="T22" style:family="text">
      <style:text-properties officeooo:rsid="002c506d"/>
    </style:style>
    <style:style style:name="T23" style:family="text">
      <style:text-properties officeooo:rsid="002d5684"/>
    </style:style>
    <style:style style:name="T24" style:family="text">
      <style:text-properties officeooo:rsid="002d70b0"/>
    </style:style>
    <style:style style:name="T25" style:family="text">
      <style:text-properties officeooo:rsid="002ed42e"/>
    </style:style>
    <style:style style:name="T26" style:family="text">
      <style:text-properties officeooo:rsid="0030b47f"/>
    </style:style>
    <style:style style:name="T27" style:family="text">
      <style:text-properties officeooo:rsid="0030c33c"/>
    </style:style>
    <style:style style:name="T28" style:family="text">
      <style:text-properties fo:font-weight="bold" officeooo:rsid="0012d360" style:font-weight-asian="bold" style:font-weight-complex="bold"/>
    </style:style>
    <style:style style:name="T29" style:family="text">
      <style:text-properties fo:font-weight="bold" officeooo:rsid="002aa9bb" style:font-weight-asian="bold" style:font-weight-complex="bold"/>
    </style:style>
    <style:style style:name="T30" style:family="text">
      <style:text-properties fo:font-weight="bold" officeooo:rsid="00388c0a" style:font-weight-asian="bold" style:font-weight-complex="bold"/>
    </style:style>
    <style:style style:name="T31" style:family="text">
      <style:text-properties fo:font-weight="bold" officeooo:rsid="003b13bf" style:font-weight-asian="bold" style:font-weight-complex="bold"/>
    </style:style>
    <style:style style:name="T32" style:family="text">
      <style:text-properties officeooo:rsid="0035bfea"/>
    </style:style>
    <style:style style:name="T33" style:family="text">
      <style:text-properties officeooo:rsid="00388c0a"/>
    </style:style>
    <style:style style:name="T34" style:family="text">
      <style:text-properties officeooo:rsid="003b13bf"/>
    </style:style>
    <style:style style:name="T35" style:family="text">
      <style:text-properties officeooo:rsid="003d22ef"/>
    </style:style>
    <style:style style:name="T36" style:family="text">
      <style:text-properties officeooo:rsid="003e1e07"/>
    </style:style>
    <style:style style:name="T37" style:family="text">
      <style:text-properties officeooo:rsid="003f5aac"/>
    </style:style>
    <style:style style:name="T38" style:family="text">
      <style:text-properties officeooo:rsid="0040516b"/>
    </style:style>
    <style:style style:name="T39" style:family="text">
      <style:text-properties officeooo:rsid="0040e5fc"/>
    </style:style>
    <style:style style:name="T40" style:family="text">
      <style:text-properties officeooo:rsid="0045751a"/>
    </style:style>
    <style:style style:name="T41" style:family="text">
      <style:text-properties officeooo:rsid="00484270"/>
    </style:style>
    <style:style style:name="T42" style:family="text">
      <style:text-properties officeooo:rsid="00498bed"/>
    </style:style>
    <style:style style:name="T43" style:family="text">
      <style:text-properties officeooo:rsid="004b1ee2"/>
    </style:style>
    <style:style style:name="T44" style:family="text">
      <style:text-properties officeooo:rsid="004c95b1"/>
    </style:style>
    <style:style style:name="T45" style:family="text">
      <style:text-properties style:font-name="WenQuanYi Micro Hei" fo:font-size="12pt" officeooo:rsid="00508d80" style:font-name-asian="WenQuanYi Micro Hei" style:font-size-asian="12pt" style:font-size-complex="12pt"/>
    </style:style>
    <style:style style:name="T46" style:family="text">
      <style:text-properties style:font-name="WenQuanYi Micro Hei" fo:font-size="12pt" officeooo:rsid="005104ad" style:font-name-asian="WenQuanYi Micro Hei" style:font-size-asian="12pt" style:font-size-complex="12pt"/>
    </style:style>
    <style:style style:name="T47" style:family="text">
      <style:text-properties style:font-name="WenQuanYi Micro Hei" fo:font-size="12pt" officeooo:rsid="00528f25" style:font-name-asian="WenQuanYi Micro Hei" style:font-size-asian="12pt" style:font-size-complex="12pt"/>
    </style:style>
    <style:style style:name="T48" style:family="text">
      <style:text-properties style:font-name="WenQuanYi Micro Hei" fo:font-size="12pt" officeooo:rsid="0054fb43" style:font-name-asian="WenQuanYi Micro Hei" style:font-size-asian="12pt" style:font-size-complex="12pt"/>
    </style:style>
    <style:style style:name="T49" style:family="text">
      <style:text-properties style:font-name="WenQuanYi Micro Hei" fo:font-size="12pt" officeooo:rsid="00567fdc" style:font-name-asian="WenQuanYi Micro Hei" style:font-size-asian="12pt" style:font-size-complex="12pt"/>
    </style:style>
    <style:style style:name="T50" style:family="text">
      <style:text-properties style:font-name="WenQuanYi Micro Hei" fo:font-size="12pt" officeooo:rsid="0059bc6d" style:font-name-asian="WenQuanYi Micro Hei" style:font-size-asian="12pt" style:font-size-complex="12pt"/>
    </style:style>
    <style:style style:name="T51" style:family="text">
      <style:text-properties officeooo:rsid="004f7017"/>
    </style:style>
    <style:style style:name="T52" style:family="text">
      <style:text-properties officeooo:rsid="00508d80"/>
    </style:style>
    <style:style style:name="T53" style:family="text">
      <style:text-properties officeooo:rsid="005104ad"/>
    </style:style>
    <style:style style:name="T54" style:family="text">
      <style:text-properties officeooo:rsid="00528f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语言中声明一个名称就是把一个标识符与某个C语言对象相关联<text:span text:style-name="T1">，如变量、函数或类型，C语言中可以声明的名称包括：变量</text:span><text:span text:style-name="T2">、函数、类型、类型标志、结构成员与联合成员、枚举常量、语句标号和预处理器宏。除了语句标号和预处理器宏之外</text:span><text:span text:style-name="T3">，所有标识符都在C语言声明中声明</text:span><text:span text:style-name="T4">，</text:span><text:span text:style-name="T3">变量、函数、类型放在声明的声明符中，类型标志、结构成员与联合成员和枚举常量在声明的某种类型说明符中声明</text:span><text:span text:style-name="T5">，</text:span><text:span text:style-name="T3">语句标号在C语言函数中出现时声明，而预处理器宏用#define预处理器命令声明。</text:span></text:p>
      <text:p text:style-name="P1">如下列声明<text:span text:style-name="T6">：</text:span></text:p>
      <text:p text:style-name="P10">extern const volatile unsigned long int i;</text:p>
      <text:p text:style-name="P2"><text:span text:style-name="T7">习惯上先写存储类说明符extern</text:span><text:span text:style-name="T8">，然后是类型限定符const volatile</text:span><text:span text:style-name="T9">，最后是类型说明符unsigned long int。</text:span></text:p>
      <text:p text:style-name="P3"><text:span text:style-name="T28">存储类说明符</text:span><text:span text:style-name="T7">确定所声明对象的生存期</text:span><text:span text:style-name="T10">（除了typedef是个特例），声明中最多可以出现一个</text:span><text:span text:style-name="T7">存储类说明符</text:span><text:span text:style-name="T11">，具体列举如下</text:span><text:span text:style-name="T12">：</text:span></text:p>
      <text:p text:style-name="P7"><text:span text:style-name="T12">auto</text:span><text:span text:style-name="T13">：只在块内的变量声明中允许</text:span><text:span text:style-name="T14">，表示变量具有本地（自动）生存期（这是默认，因此C语言程序中很少看到auto说明符）</text:span><text:span text:style-name="T27">。</text:span><text:span text:style-name="T22">块声明中</text:span><text:span text:style-name="T25">，若为非函数类型</text:span><text:span text:style-name="T26">，默认</text:span><text:span text:style-name="T7">存储类说明符为auto</text:span><text:span text:style-name="T26">。</text:span></text:p>
      <text:p text:style-name="P6"><text:span text:style-name="T14">extern</text:span><text:span text:style-name="T15">：出现在顶层或块中的外部函数与变量声明中</text:span><text:span text:style-name="T16">，表示声明的对象具有静态生存期，连接程序知道其名称</text:span><text:span text:style-name="T23">。</text:span><text:span text:style-name="T22">顶层声明中默认</text:span><text:span text:style-name="T7">存储类说明符为extern</text:span><text:span text:style-name="T22">，但省略</text:span><text:span text:style-name="T7">存储类说明符不同于提供extern</text:span><text:span text:style-name="T22">。块声明中</text:span><text:span text:style-name="T25">，若是函数</text:span><text:span text:style-name="T26">，默认</text:span><text:span text:style-name="T7">存储类说明符为extern</text:span><text:span text:style-name="T26">。</text:span></text:p>
      <text:p text:style-name="P5">register<text:span text:style-name="T17">：可以用于本地变量或参数声明</text:span><text:span text:style-name="T18">，作用相当于auto，只不过它要向编译器提供提示说该对象会被频繁使用，应该采取一种最小化访问时间的分配方式。函数参数默认无</text:span><text:span text:style-name="T7">存储类说明符</text:span><text:span text:style-name="T24">，如非register，如果有实际需求，可给函数参数添加</text:span><text:span text:style-name="T7">存储类说明符register</text:span><text:span text:style-name="T24">。</text:span></text:p>
      <text:p text:style-name="P4"><text:span text:style-name="T18">static</text:span><text:span text:style-name="T19">：可以放在函数与变量声明中。在函数定义时，其只用于指定函数名而不将函数导出到连接程序。在函数声明中，其表示文件后面会定义声明的函数，存储类为static。在数据声明中，总是表示定义的声明不导出到连接程序。用这个</text:span><text:span text:style-name="T7">存储类说明符的变量具有静态生存期</text:span><text:span text:style-name="T19">（而auto则指定本地生存期）。</text:span></text:p>
      <text:p text:style-name="P3">typedef<text:span text:style-name="T20">：表示声明定义新的数据类型名</text:span><text:span text:style-name="T21">，而不是函数与变量声明。数据类型名出现在变量声明中出现变量名的地方，数据类型本身是变量名要指定的类型。</text:span></text:p>
      <text:p text:style-name="P8"><text:span text:style-name="T29">函数声明符</text:span><text:span text:style-name="T21">是C</text:span><text:span text:style-name="T32">99中增加的，</text:span><text:span text:style-name="T26">函数说明符inline只能在函数声明中出现</text:span><text:span text:style-name="T33">，这种函数称为内联函数，函数说明符可以多次出现而不改变含义，使用inline提示C实现，函数调用应尽量快。</text:span></text:p>
      <text:p text:style-name="P8"><text:span text:style-name="T30">类型说明符</text:span><text:span text:style-name="T33">对所声明的程序标识符的数据类型提供一定信息</text:span><text:span text:style-name="T34">，其它类型信息由声明符指定，类型说明符还可以定义（作为副作用）类型标志、结构成员名与联合成员名和枚举常量。最初</text:span><text:span text:style-name="T37">，C语言允许省略变量声明和函数定义中的类型说明符，这时默认类型说明符为int，但现代C语言认为这是不良编程风格，事实上C99把它当作错误处理，较早的编译器没有实现void类型，因此函数定义中省略类型说明符的目的是告诉读者这个函数不返回数值（但编译器要假设其返回数值），现代C语言则用void类型声明无返回值的函数。结构</text:span><text:span text:style-name="T38">、联合或枚举定义的类型指定符定义新类型或枚举常量，如果只要定义类型，则可以从声明中省略所有声明符，只编写类型说明符</text:span><text:span text:style-name="T39">，无意义的声明通常被忽略。</text:span></text:p>
      <text:p text:style-name="P9"><text:span text:style-name="T31">类型限定符</text:span><text:span text:style-name="T34">const</text:span><text:span text:style-name="T35">、volatile与restrict指定类型的其它属性</text:span><text:span text:style-name="T36">，这些属性只在通过左值访问该</text:span><text:soft-page-break/><text:span text:style-name="T36">类型对象时与类型有关。</text:span><text:span text:style-name="T34">const与</text:span><text:span text:style-name="T35">volatile是C</text:span><text:span text:style-name="T40">89中增加的，</text:span><text:span text:style-name="T35">restrict是C</text:span><text:span text:style-name="T40">99中增加的。</text:span></text:p>
      <text:p text:style-name="P9"><text:span text:style-name="T40">const</text:span><text:span text:style-name="T41">：</text:span><text:span text:style-name="T42">const限定类型的左值表达式不能用来修改对象，即这种左值不能作为赋值表达式的左操作数或递增与递减运算符的操作数，目的是用const限定符指定数值不变的对象，让C语言编译器保证编程人员不改变这个值。const用于指针声明时，位置不同，效果不同，如下例子：</text:span></text:p>
      <text:p text:style-name="P15"><text:span text:style-name="T43">int * const const_pointer; // 常量指针</text:span></text:p>
      <text:p text:style-name="P15"><text:span text:style-name="T43">const int * pointer_to_const; // 常量数据的指针</text:span></text:p>
      <text:p text:style-name="P13"><text:span text:style-name="T43">volatile</text:span><text:span text:style-name="T44">：</text:span><text:span text:style-name="T43">volatile类型限定符告诉标准C语言实现</text:span><text:span text:style-name="T51">，某些对象可以用实现不能控制的方式改变数值，即易失对象。</text:span><text:span text:style-name="T43">volatile最常见的用法是对特殊内存地址提供可靠的访问</text:span><text:span text:style-name="T52">，计算机硬件或中断处理器之类的异步进程使用这些特殊内存地址。</text:span></text:p>
      <text:p text:style-name="P14"><text:span text:style-name="T45">restrict</text:span><text:span text:style-name="T46">：</text:span><text:span text:style-name="T45">restrict只能用于限定对象指针或不完整类型</text:span><text:span text:style-name="T47">，作为C语言编译器的非别名提示，即目前只有指针是访问其所指对象的唯一方式，破坏这个假设会造成不确定行为。这样做的好处是</text:span><text:span text:style-name="T48">，</text:span><text:span text:style-name="T47">能帮助编译器进行更好的代码优化</text:span><text:span text:style-name="T49">，</text:span><text:span text:style-name="T47">生成更有效率的汇编代码</text:span><text:span text:style-name="T50">。</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4-13T08:39:24</meta:creation-date>
    <meta:generator>LibreOffice/4.0.2.2$Linux_X86_64 LibreOffice_project/400m0$Build-2</meta:generator>
    <dc:date>2015-04-13T13:35:16</dc:date>
    <dc:creator>hanjunjie </dc:creator>
    <meta:editing-duration>PT1H31M17S</meta:editing-duration>
    <meta:editing-cycles>82</meta:editing-cycles>
    <meta:document-statistic meta:table-count="0" meta:image-count="0" meta:object-count="0" meta:page-count="2" meta:paragraph-count="18" meta:word-count="1574" meta:character-count="1890" meta:non-whitespace-character-count="1871"/>
  </office:meta>
</office:document-meta>
</file>